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cript" svg:font-family="'Liberation Script'"/>
    <style:font-face style:name="Monoscript" svg:font-family="Monoscript"/>
    <style:font-face style:name="Liberation Sans Serif" svg:font-family="'Liberation Sans Serif'" style:font-family-generic="swiss"/>
    <style:font-face style:name="Ubuntu Mono" svg:font-family="'Ubuntu Mono'" style:font-pitch="fixed"/>
    <style:font-face style:name="Aleyna" svg:font-family="Aleyn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b47804" draw:marker-start-width="0.279cm" draw:marker-end-width="0.279cm" draw:fill-color="#ffde59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svg:stroke-color="#b85c00" draw:marker-start-width="0.279cm" draw:marker-end-width="0.279cm" draw:fill-color="#ffb66c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svg:stroke-color="#be480a" draw:marker-start-width="0.279cm" draw:marker-end-width="0.279cm" draw:fill-color="#ff7b59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solid" svg:stroke-width="0.053cm" svg:stroke-color="#861141" draw:marker-start-width="0.279cm" draw:marker-end-width="0.279cm" draw:fill-color="#e16173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solid" svg:stroke-width="0.053cm" svg:stroke-color="#650953" draw:marker-start-width="0.279cm" draw:marker-end-width="0.279cm" draw:fill-color="#a1467e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c9211e" draw:marker-start-width="0.279cm" draw:marker-end-width="0.279cm" draw:fill-color="#ff6d6d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53cm" svg:stroke-color="#55215b" draw:marker-start-width="0.279cm" draw:marker-end-width="0.279cm" draw:fill-color="#8e86ae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-color="#813709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000000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127622" draw:marker-start-width="0.279cm" draw:marker-end-width="0.279cm" draw:fill-color="#77bc65" draw:textarea-horizontal-align="justify" draw:textarea-vertical-align="middle" draw:auto-grow-height="false" fo:min-height="1.304cm" fo:min-width="4.229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draw:stroke="solid" svg:stroke-width="0.053cm" svg:stroke-color="#b47804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b85c00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svg:stroke-width="0.053cm" svg:stroke-color="#be480a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106cm" svg:stroke-color="#c9211e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053cm" svg:stroke-color="#55215b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c9211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650953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draw:stroke="solid" svg:stroke-width="0.053cm" svg:stroke-color="#861141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106cm" svg:stroke-color="#127622" draw:marker-start-width="0.359cm" draw:marker-end-width="0.359cm" draw:fill-color="#ffffff" draw:textarea-horizontal-align="justify" draw:textarea-vertical-align="middle" draw:auto-grow-height="false" fo:min-height="0.633cm" fo:min-width="0.383cm" fo:padding-top="0.178cm" fo:padding-bottom="0.178cm" fo:padding-left="0.303cm" fo:padding-right="0.303cm"/>
      <style:paragraph-properties style:writing-mode="lr-tb"/>
    </style:style>
    <style:style style:name="gr21" style:family="graphic" style:parent-style-name="objectwithoutfill">
      <style:graphic-properties draw:stroke="solid" svg:stroke-width="0.053cm" svg:stroke-color="#127622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861141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106cm" svg:stroke-color="#069a2e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053cm" svg:stroke-color="#127622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8d281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633cm" fo:min-width="0.383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31" style:family="graphic" style:parent-style-name="objectwithoutfill">
      <style:graphic-properties draw:stroke="solid" svg:stroke-width="0.053cm" svg:stroke-color="#c9211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solid" svg:stroke-width="0.053cm" svg:stroke-color="#650953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34" style:family="graphic" style:parent-style-name="objectwithoutfill">
      <style:graphic-properties draw:stroke="dash" draw:stroke-dash="Ultrafine_20_Dashed" svg:stroke-width="0.081cm" svg:stroke-color="#ff4000" draw:marker-start="Reversed_20_Arrow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35" style:family="graphic" style:parent-style-name="standard">
      <style:graphic-properties draw:stroke="dash" draw:stroke-dash="_32__20_Dots_20_1_20_Dash" svg:stroke-width="0.176cm" svg:stroke-color="#ffff00" draw:marker-start-width="0.464cm" draw:marker-end-width="0.464cm" draw:fill-color="#000000" draw:textarea-horizontal-align="justify" draw:textarea-vertical-align="middle" draw:auto-grow-height="false" fo:min-height="1.109cm" fo:min-width="2.376cm" fo:padding-top="0.213cm" fo:padding-bottom="0.213cm" fo:padding-left="0.338cm" fo:padding-right="0.338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106cm" svg:stroke-color="#ff4000" draw:marker-start="Reversed_20_Arrow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784b04" fo:font-weight="bold"/>
    </style:style>
    <style:style style:name="P2" style:family="paragraph">
      <loext:graphic-properties draw:fill-color="#ffde59"/>
      <style:paragraph-properties fo:text-align="center"/>
      <style:text-properties fo:color="#784b04" fo:font-weight="bold"/>
    </style:style>
    <style:style style:name="P3" style:family="paragraph">
      <style:paragraph-properties fo:text-align="center"/>
      <style:text-properties fo:color="#7b3d00" fo:font-weight="bold"/>
    </style:style>
    <style:style style:name="P4" style:family="paragraph">
      <loext:graphic-properties draw:fill-color="#ffb66c"/>
      <style:paragraph-properties fo:text-align="center"/>
      <style:text-properties fo:color="#7b3d00" fo:font-weight="bold"/>
    </style:style>
    <style:style style:name="P5" style:family="paragraph">
      <style:paragraph-properties fo:text-align="center"/>
      <style:text-properties fo:color="#813709" fo:font-weight="bold"/>
    </style:style>
    <style:style style:name="P6" style:family="paragraph">
      <loext:graphic-properties draw:fill-color="#ff7b59"/>
      <style:paragraph-properties fo:text-align="center"/>
      <style:text-properties fo:color="#813709" fo:font-weight="bold"/>
    </style:style>
    <style:style style:name="P7" style:family="paragraph">
      <style:paragraph-properties fo:text-align="center"/>
      <style:text-properties fo:color="#611729" fo:font-weight="bold"/>
    </style:style>
    <style:style style:name="P8" style:family="paragraph">
      <loext:graphic-properties draw:fill-color="#e16173"/>
      <style:paragraph-properties fo:text-align="center"/>
      <style:text-properties fo:color="#611729" fo:font-weight="bold"/>
    </style:style>
    <style:style style:name="P9" style:family="paragraph">
      <style:paragraph-properties fo:text-align="center"/>
      <style:text-properties fo:color="#4e102d" fo:font-weight="bold"/>
    </style:style>
    <style:style style:name="P10" style:family="paragraph">
      <loext:graphic-properties draw:fill-color="#a1467e"/>
      <style:paragraph-properties fo:text-align="center"/>
      <style:text-properties fo:color="#4e102d" fo:font-weight="bold"/>
    </style:style>
    <style:style style:name="P11" style:family="paragraph">
      <style:paragraph-properties fo:text-align="center"/>
      <style:text-properties fo:color="#8d281e" fo:font-weight="bold"/>
    </style:style>
    <style:style style:name="P12" style:family="paragraph">
      <loext:graphic-properties draw:fill-color="#ff6d6d"/>
      <style:paragraph-properties fo:text-align="center"/>
      <style:text-properties fo:color="#8d281e" fo:font-weight="bold"/>
    </style:style>
    <style:style style:name="P13" style:family="paragraph">
      <style:paragraph-properties fo:text-align="center"/>
      <style:text-properties fo:color="#481d32" fo:font-weight="bold"/>
    </style:style>
    <style:style style:name="P14" style:family="paragraph">
      <loext:graphic-properties draw:fill-color="#8e86ae"/>
      <style:paragraph-properties fo:text-align="center"/>
      <style:text-properties fo:color="#481d32" fo:font-weight="bold"/>
    </style:style>
    <style:style style:name="P15" style:family="paragraph">
      <style:paragraph-properties fo:text-align="center"/>
      <style:text-properties fo:color="#000000" fo:font-weight="bold"/>
    </style:style>
    <style:style style:name="P16" style:family="paragraph">
      <loext:graphic-properties draw:fill-color="#813709"/>
      <style:paragraph-properties fo:text-align="center"/>
      <style:text-properties fo:color="#000000" fo:font-weight="bold"/>
    </style:style>
    <style:style style:name="P17" style:family="paragraph">
      <style:paragraph-properties fo:text-align="center"/>
      <style:text-properties fo:color="#b2b2b2" fo:font-weight="bold"/>
    </style:style>
    <style:style style:name="P18" style:family="paragraph">
      <loext:graphic-properties draw:fill-color="#000000"/>
      <style:paragraph-properties fo:text-align="center"/>
      <style:text-properties fo:color="#b2b2b2" fo:font-weight="bold"/>
    </style:style>
    <style:style style:name="P19" style:family="paragraph">
      <style:paragraph-properties fo:text-align="center"/>
      <style:text-properties fo:color="#224b12" fo:font-weight="bold"/>
    </style:style>
    <style:style style:name="P20" style:family="paragraph">
      <loext:graphic-properties draw:fill-color="#77bc65"/>
      <style:paragraph-properties fo:text-align="center"/>
      <style:text-properties fo:color="#224b12" fo:font-weight="bold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fo:text-align="center"/>
      <style:text-properties fo:color="#127622" fo:font-size="24pt" fo:font-weight="bold" style:font-size-asian="24pt" style:font-size-complex="24pt"/>
    </style:style>
    <style:style style:name="P24" style:family="paragraph">
      <loext:graphic-properties draw:fill-color="#ffffff"/>
      <style:paragraph-properties fo:text-align="center"/>
      <style:text-properties fo:color="#127622" fo:font-size="24pt" fo:font-weight="bold" style:font-size-asian="24pt" style:font-size-complex="24pt"/>
    </style:style>
    <style:style style:name="P25" style:family="paragraph">
      <style:paragraph-properties fo:text-align="center"/>
      <style:text-properties fo:color="#000000" fo:font-size="24pt" fo:font-weight="bold" style:font-size-asian="24pt" style:font-size-complex="24pt"/>
    </style:style>
    <style:style style:name="P26" style:family="paragraph">
      <loext:graphic-properties draw:fill-color="#ffffff"/>
      <style:paragraph-properties fo:text-align="center"/>
      <style:text-properties fo:color="#000000" fo:font-size="24pt" fo:font-weight="bold" style:font-size-asian="24pt" style:font-size-complex="24pt"/>
    </style:style>
    <style:style style:name="P27" style:family="paragraph">
      <style:text-properties fo:color="#b47804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8" style:family="paragraph">
      <loext:graphic-properties draw:fill="none" draw:fill-color="#ffffff"/>
      <style:text-properties fo:color="#b47804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9" style:family="paragraph">
      <style:text-properties fo:color="#b85c00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0" style:family="paragraph">
      <loext:graphic-properties draw:fill="none" draw:fill-color="#ffffff"/>
      <style:text-properties fo:color="#b85c00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1" style:family="paragraph">
      <style:text-properties fo:color="#be480a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loext:graphic-properties draw:fill="none" draw:fill-color="#ffffff"/>
      <style:text-properties fo:color="#be480a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3" style:family="paragraph">
      <style:text-properties fo:color="#55215b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4" style:family="paragraph">
      <loext:graphic-properties draw:fill="none" draw:fill-color="#ffffff"/>
      <style:text-properties fo:color="#55215b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5" style:family="paragraph">
      <style:text-properties fo:color="#c9211e" style:font-name="Ubuntu Mono" fo:font-size="14pt" fo:font-style="italic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P36" style:family="paragraph">
      <loext:graphic-properties draw:fill="none" draw:fill-color="#ffffff"/>
      <style:text-properties fo:color="#c9211e" style:font-name="Ubuntu Mono" fo:font-size="14pt" fo:font-style="italic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P37" style:family="paragraph">
      <style:text-properties fo:color="#41190d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8" style:family="paragraph">
      <loext:graphic-properties draw:fill="none" draw:fill-color="#ffffff"/>
      <style:text-properties fo:color="#41190d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9" style:family="paragraph">
      <style:text-properties fo:color="#861141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0" style:family="paragraph">
      <loext:graphic-properties draw:fill="none" draw:fill-color="#ffffff"/>
      <style:text-properties fo:color="#861141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1" style:family="paragraph">
      <style:text-properties fo:color="#650953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2" style:family="paragraph">
      <loext:graphic-properties draw:fill="none" draw:fill-color="#ffffff"/>
      <style:text-properties fo:color="#650953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3" style:family="paragraph">
      <style:text-properties fo:color="#c9211e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4" style:family="paragraph">
      <loext:graphic-properties draw:fill="none" draw:fill-color="#ffffff"/>
      <style:text-properties fo:color="#c9211e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5" style:family="paragraph">
      <style:text-properties fo:color="#650953" style:font-name="Ubuntu Mono" fo:font-size="14pt" fo:font-style="italic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P46" style:family="paragraph">
      <loext:graphic-properties draw:fill="none" draw:fill-color="#ffffff"/>
      <style:text-properties fo:color="#650953" style:font-name="Ubuntu Mono" fo:font-size="14pt" fo:font-style="italic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P47" style:family="paragraph">
      <style:text-properties fo:color="#127622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8" style:family="paragraph">
      <loext:graphic-properties draw:fill="none" draw:fill-color="#ffffff"/>
      <style:text-properties fo:color="#127622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49" style:family="paragraph">
      <style:text-properties fo:color="#000000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0" style:family="paragraph">
      <loext:graphic-properties draw:fill="none" draw:fill-color="#ffffff"/>
      <style:text-properties fo:color="#000000" style:font-name="Ubuntu Mono" fo:font-size="14pt" fo:font-style="italic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1" style:family="paragraph">
      <style:paragraph-properties fo:text-align="center"/>
      <style:text-properties fo:color="#ffff00"/>
    </style:style>
    <style:style style:name="P52" style:family="paragraph">
      <loext:graphic-properties draw:fill-color="#000000"/>
      <style:paragraph-properties fo:text-align="center"/>
      <style:text-properties fo:color="#ffff00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813709" fo:font-weight="bold"/>
    </style:style>
    <style:style style:name="T3" style:family="text">
      <style:text-properties fo:color="#813709" fo:font-size="12pt" fo:font-style="italic" fo:font-weight="bold" style:font-size-asian="12pt" style:font-style-asian="italic" style:font-size-complex="12pt" style:font-style-complex="italic"/>
    </style:style>
    <style:style style:name="T4" style:family="text">
      <style:text-properties fo:font-weight="bold"/>
    </style:style>
    <style:style style:name="T5" style:family="text">
      <style:text-properties fo:color="#611729" fo:font-size="12pt" fo:font-style="italic" fo:font-weight="bold" style:font-size-asian="12pt" style:font-style-asian="italic" style:font-size-complex="12pt" style:font-style-complex="italic"/>
    </style:style>
    <style:style style:name="T6" style:family="text">
      <style:text-properties fo:font-size="12pt" fo:font-style="italic" fo:font-weight="bold" style:font-size-asian="12pt" style:font-style-asian="italic" style:font-size-complex="12pt" style:font-style-complex="italic"/>
    </style:style>
    <style:style style:name="T7" style:family="text">
      <style:text-properties fo:color="#8d281e" fo:font-weight="bold"/>
    </style:style>
    <style:style style:name="T8" style:family="text">
      <style:text-properties fo:color="#8d281e" fo:font-size="12pt" fo:font-style="italic" fo:font-weight="bold" style:font-size-asian="12pt" style:font-style-asian="italic" style:font-size-complex="12pt" style:font-style-complex="italic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b47804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color="#b47804"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be480a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be480a"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55215b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ize="14pt" fo:font-weight="normal" fo:background-color="#ffffff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41190d"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41190d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861141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861141"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000000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000000"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color="#127622" fo:font-size="14pt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color="#127622" fo:font-size="14pt" fo:font-weight="normal" fo:background-color="transparent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1.778cm" svg:x="12.112cm" svg:y="2.054cm">
          <text:p text:style-name="P1">suscept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953cm" svg:height="1.778cm" svg:x="12.112cm" svg:y="4.948cm">
          <text:p text:style-name="P3">exposed<text:line-break/><text:span text:style-name="T1">non-infectio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4.953cm" svg:height="1.778cm" svg:x="12.139cm" svg:y="7.761cm">
          <text:p text:style-name="P5"><text:span text:style-name="T2">infectious</text:span><text:span text:style-name="T2"><text:line-break/></text:span><text:span text:style-name="T3"> asympto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3" draw:id="id13" draw:layer="layout" svg:width="4.953cm" svg:height="1.778cm" svg:x="12.152cm" svg:y="18.182cm">
          <text:p text:style-name="P7"><text:span text:style-name="T4">infectious</text:span><text:span text:style-name="T4"><text:line-break/></text:span><text:span text:style-name="T5">hospitali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14" draw:id="id14" draw:layer="layout" svg:width="4.953cm" svg:height="1.778cm" svg:x="17.386cm" svg:y="18.182cm">
          <text:p text:style-name="P9"><text:span text:style-name="T4">infectious</text:span><text:span text:style-name="T4"><text:line-break/></text:span><text:span text:style-name="T6">critical c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7" draw:id="id7" draw:layer="layout" svg:width="4.953cm" svg:height="1.778cm" svg:x="6.918cm" svg:y="18.182cm">
          <text:p text:style-name="P11"><text:span text:style-name="T7">infectious</text:span><text:span text:style-name="T7"><text:line-break/></text:span><text:span text:style-name="T8"> isol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xml:id="id6" draw:id="id6" draw:layer="layout" svg:width="4.953cm" svg:height="1.778cm" svg:x="1.711cm" svg:y="18.182cm">
          <text:p text:style-name="P13"><text:span text:style-name="T4">infectious</text:span><text:span text:style-name="T4"><text:line-break/></text:span><text:span text:style-name="T6"> c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xml:id="id9" draw:id="id9" draw:layer="layout" svg:width="4.953cm" svg:height="1.778cm" svg:x="22.647cm" svg:y="18.182cm">
          <text:p text:style-name="P15"><text:span text:style-name="T4">infectious</text:span><text:span text:style-name="T4"><text:line-break/></text:span><text:span text:style-name="T6">lack of c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0" draw:id="id20" draw:layer="layout" svg:width="4.953cm" svg:height="1.778cm" svg:x="19.999cm" svg:y="28.946cm">
          <text:p text:style-name="P17"><text:span text:style-name="T4">d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12" draw:id="id12" draw:layer="layout" svg:width="4.953cm" svg:height="1.778cm" svg:x="2.143cm" svg:y="28.946cm">
          <text:p text:style-name="P19"><text:span text:style-name="T4">recov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1" xml:id="id22" draw:id="id22" draw:layer="layout" draw:type="line" svg:x1="14.588cm" svg:y1="3.832cm" svg:x2="14.588cm" svg:y2="4.948cm" draw:start-shape="id1" draw:start-glue-point="2" draw:end-shape="id2" draw:end-glue-point="0" svg:d="M14588 3832v1116" svg:viewBox="0 0 1 1117">
          <text:p/>
        </draw:connector>
        <draw:connector draw:style-name="gr12" draw:text-style-name="P21" draw:layer="layout" draw:type="line" svg:x1="14.588cm" svg:y1="6.726cm" svg:x2="14.615cm" svg:y2="7.761cm" draw:start-shape="id2" draw:start-glue-point="2" draw:end-shape="id3" draw:end-glue-point="0" svg:d="M14588 6726l27 1035" svg:viewBox="0 0 28 1036">
          <text:p/>
        </draw:connector>
        <draw:connector draw:style-name="gr13" draw:text-style-name="P21" draw:layer="layout" draw:type="line" svg:x1="14.615cm" svg:y1="9.539cm" svg:x2="14.594cm" svg:y2="10.783cm" draw:start-shape="id3" draw:start-glue-point="2" draw:end-shape="id4" draw:end-glue-point="0" svg:d="M14615 9539l-21 1244" svg:viewBox="0 0 22 1245">
          <text:p/>
        </draw:connector>
        <draw:custom-shape draw:style-name="gr14" draw:text-style-name="P22" xml:id="id5" draw:id="id5" draw:layer="layout" svg:width="0.453cm" svg:height="0.453cm" svg:x="14.39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1" draw:layer="layout" svg:x1="14.456cm" svg:y1="13.829cm" svg:x2="4.187cm" svg:y2="18.182cm" draw:start-shape="id5" draw:start-glue-point="5" draw:end-shape="id6" draw:end-glue-point="0" svg:d="M14456 13829h-10269v4353" svg:viewBox="0 0 10270 4354">
          <text:p/>
        </draw:connector>
        <draw:connector draw:style-name="gr16" draw:text-style-name="P21" draw:layer="layout" svg:x1="14.39cm" svg:y1="13.99cm" svg:x2="9.394cm" svg:y2="18.182cm" draw:start-shape="id5" draw:start-glue-point="6" draw:end-shape="id7" draw:end-glue-point="0" svg:d="M14390 13990h-4996v4192" svg:viewBox="0 0 4997 4193">
          <text:p/>
        </draw:connector>
        <draw:connector draw:style-name="gr17" draw:text-style-name="P21" draw:layer="layout" svg:x1="14.843cm" svg:y1="13.99cm" svg:x2="19.862cm" svg:y2="15.283cm" draw:start-shape="id5" draw:start-glue-point="10" draw:end-shape="id8" draw:end-glue-point="0" svg:d="M14843 13990h5019v1293" svg:viewBox="0 0 5020 1294">
          <text:p/>
        </draw:connector>
        <draw:connector draw:style-name="gr18" draw:text-style-name="P21" draw:layer="layout" svg:x1="14.777cm" svg:y1="13.829cm" svg:x2="25.123cm" svg:y2="18.182cm" draw:start-shape="id5" draw:start-glue-point="11" draw:end-shape="id9" draw:end-glue-point="0" svg:d="M14777 13829h10346v4353" svg:viewBox="0 0 10347 4354">
          <text:p/>
        </draw:connector>
        <draw:connector draw:style-name="gr19" draw:text-style-name="P21" draw:layer="layout" draw:type="line" svg:x1="14.617cm" svg:y1="14.216cm" svg:x2="14.628cm" svg:y2="15.283cm" draw:start-shape="id5" draw:start-glue-point="8" draw:end-shape="id10" draw:end-glue-point="0" svg:d="M14617 14216l11 1067" svg:viewBox="0 0 12 1068">
          <text:p/>
        </draw:connector>
        <draw:custom-shape draw:style-name="gr20" draw:text-style-name="P24" xml:id="id11" draw:id="id11" draw:layer="layout" svg:width="1.397cm" svg:height="1.397cm" svg:x="3.996cm" svg:y="22.092cm">
          <text:p text:style-name="P23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1" draw:layer="layout" draw:type="line" svg:x1="4.695cm" svg:y1="23.489cm" svg:x2="4.619cm" svg:y2="28.946cm" draw:start-shape="id11" draw:start-glue-point="8" draw:end-shape="id12" draw:end-glue-point="0" svg:d="M4695 23489l-76 5457" svg:viewBox="0 0 77 5458">
          <text:p/>
        </draw:connector>
        <draw:connector draw:style-name="gr15" draw:text-style-name="P21" draw:layer="layout" draw:line-skew="0.18cm" svg:x1="4.187cm" svg:y1="19.96cm" svg:x2="4.2cm" svg:y2="22.296cm" draw:start-shape="id6" draw:start-glue-point="2" draw:end-shape="id11" draw:end-glue-point="5" svg:d="M4187 19960v1233h13v1103" svg:viewBox="0 0 14 2337">
          <text:p/>
        </draw:connector>
        <draw:connector draw:style-name="gr16" draw:text-style-name="P21" draw:layer="layout" svg:x1="9.394cm" svg:y1="19.96cm" svg:x2="4.695cm" svg:y2="22.092cm" draw:start-shape="id7" draw:start-glue-point="2" draw:end-shape="id11" draw:end-glue-point="4" svg:d="M9394 19960v1053h-4699v1079" svg:viewBox="0 0 4700 2133">
          <text:p/>
        </draw:connector>
        <draw:connector draw:style-name="gr22" draw:text-style-name="P21" draw:layer="layout" draw:line-skew="0.592cm" svg:x1="14.628cm" svg:y1="19.96cm" svg:x2="5.189cm" svg:y2="22.296cm" draw:start-shape="id13" draw:start-glue-point="2" draw:end-shape="id11" draw:end-glue-point="11" svg:d="M14628 19960v1645h-9439v691" svg:viewBox="0 0 9440 2337">
          <text:p/>
        </draw:connector>
        <draw:connector draw:style-name="gr17" draw:text-style-name="P21" draw:layer="layout" draw:line-skew="0.002cm" svg:x1="19.862cm" svg:y1="19.96cm" svg:x2="19.861cm" svg:y2="22.578cm" draw:start-shape="id14" draw:start-glue-point="2" draw:end-shape="id15" draw:end-glue-point="4" svg:d="M19862 19960v1298h-1v1320" svg:viewBox="0 0 2 2619">
          <text:p/>
        </draw:connector>
        <draw:custom-shape draw:style-name="gr23" draw:text-style-name="P22" xml:id="id15" draw:id="id15" draw:layer="layout" svg:width="0.381cm" svg:height="0.381cm" svg:x="19.67cm" svg:y="22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21" draw:layer="layout" svg:x1="11.19cm" svg:y1="22.779cm" svg:x2="5.393cm" svg:y2="22.791cm" draw:start-shape="id16" draw:start-glue-point="3" draw:end-shape="id11" draw:end-glue-point="10" svg:d="M11190 22779h-2886v12h-2911" svg:viewBox="0 0 5798 13">
          <text:p/>
        </draw:connector>
        <draw:custom-shape draw:style-name="gr23" draw:text-style-name="P22" xml:id="id17" draw:id="id17" draw:layer="layout" svg:width="0.381cm" svg:height="0.381cm" svg:x="24.934cm" svg:y="2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1" draw:layer="layout" svg:x1="25.123cm" svg:y1="19.96cm" svg:x2="25.125cm" svg:y2="24.728cm" draw:start-shape="id9" draw:start-glue-point="2" draw:end-shape="id17" draw:end-glue-point="4" svg:d="M25123 19960v2371h2v2397" svg:viewBox="0 0 3 4769">
          <text:p/>
        </draw:connector>
        <draw:connector draw:style-name="gr24" draw:text-style-name="P21" draw:layer="layout" svg:x1="24.934cm" svg:y1="24.919cm" svg:x2="16.143cm" svg:y2="24.938cm" draw:start-shape="id17" draw:start-glue-point="6" draw:end-shape="id18" draw:end-glue-point="1" svg:d="M24934 24919h-4409v19h-4382" svg:viewBox="0 0 8792 20">
          <text:p/>
        </draw:connector>
        <draw:connector draw:style-name="gr18" draw:text-style-name="P21" draw:layer="layout" svg:x1="25.125cm" svg:y1="25.109cm" svg:x2="23.19cm" svg:y2="27.377cm" draw:start-shape="id17" draw:start-glue-point="8" draw:end-shape="id19" draw:end-glue-point="10" svg:d="M25125 25109v2268h-1935" svg:viewBox="0 0 1936 2269">
          <text:p/>
        </draw:connector>
        <draw:connector draw:style-name="gr18" draw:text-style-name="P21" draw:layer="layout" svg:x1="19.861cm" svg:y1="22.959cm" svg:x2="21.793cm" svg:y2="27.377cm" draw:start-shape="id15" draw:start-glue-point="8" draw:end-shape="id19" draw:end-glue-point="6" svg:d="M19861 22959v4418h1932" svg:viewBox="0 0 1933 4419">
          <text:p/>
        </draw:connector>
        <draw:custom-shape draw:style-name="gr26" draw:text-style-name="P26" xml:id="id19" draw:id="id19" draw:layer="layout" svg:width="1.397cm" svg:height="1.397cm" svg:x="21.793cm" svg:y="26.678cm">
          <text:p text:style-name="P25"><text:span text:style-name="T9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draw:type="line" svg:x1="22.492cm" svg:y1="28.075cm" svg:x2="22.475cm" svg:y2="28.946cm" draw:start-shape="id19" draw:start-glue-point="8" draw:end-shape="id20" draw:end-glue-point="0" svg:d="M22492 28075l-17 871" svg:viewBox="0 0 18 872">
          <text:p/>
        </draw:connector>
        <draw:frame draw:style-name="gr28" draw:text-style-name="P28" draw:layer="layout" svg:width="3.999cm" svg:height="0.747cm" svg:x="14.754cm" svg:y="3.94cm">
          <draw:text-box>
            <text:p text:style-name="P27"><text:span text:style-name="T10">infection </text:span><text:span text:style-name="T11">rate</text:span></text:p>
          </draw:text-box>
        </draw:frame>
        <draw:frame draw:style-name="gr28" draw:text-style-name="P30" draw:layer="layout" svg:width="9.494cm" svg:height="0.747cm" svg:x="14.855cm" svg:y="6.841cm">
          <draw:text-box>
            <text:p text:style-name="P29"><text:span text:style-name="T12">1 / </text:span><text:span text:style-name="T12">non-</text:span><text:span text:style-name="T12">infecti</text:span><text:span text:style-name="T12">ous </text:span><text:span text:style-name="T12">incubat</text:span><text:span text:style-name="T12">ion </text:span><text:span text:style-name="T12">period</text:span></text:p>
          </draw:text-box>
        </draw:frame>
        <draw:frame draw:style-name="gr28" draw:text-style-name="P32" draw:layer="layout" svg:width="8.495cm" svg:height="0.747cm" svg:x="14.856cm" svg:y="9.942cm">
          <draw:text-box>
            <text:p text:style-name="P31"><text:span text:style-name="T13">1 / infectious </text:span><text:span text:style-name="T13">incubation </text:span><text:span text:style-name="T14">period</text:span></text:p>
          </draw:text-box>
        </draw:frame>
        <draw:frame draw:style-name="gr28" draw:text-style-name="P34" draw:layer="layout" svg:width="3.499cm" svg:height="0.747cm" svg:x="4.17cm" svg:y="13.886cm">
          <draw:text-box>
            <text:p text:style-name="P33"><text:span text:style-name="T15">ca</text:span><text:span text:style-name="T15">rr</text:span><text:span text:style-name="T15">ie</text:span><text:span text:style-name="T15">r </text:span><text:span text:style-name="T15">ra</text:span><text:span text:style-name="T15">te</text:span></text:p>
          </draw:text-box>
        </draw:frame>
        <draw:frame draw:style-name="gr28" draw:text-style-name="P36" draw:layer="layout" svg:width="2.75cm" svg:height="0.747cm" svg:x="9.377cm" svg:y="13.998cm">
          <draw:text-box>
            <text:p text:style-name="P35"><text:span text:style-name="T16">ea</text:span><text:span text:style-name="T16">sy </text:span><text:span text:style-name="T16">ra</text:span><text:span text:style-name="T16">te</text:span></text:p>
          </draw:text-box>
        </draw:frame>
        <draw:frame draw:style-name="gr28" draw:text-style-name="P38" draw:layer="layout" svg:width="4.748cm" svg:height="0.747cm" svg:x="20.423cm" svg:y="13.871cm">
          <draw:text-box>
            <text:p text:style-name="P37"><text:span text:style-name="T17">lack</text:span><text:span text:style-name="T18"> of care </text:span><text:span text:style-name="T18">rate</text:span></text:p>
          </draw:text-box>
        </draw:frame>
        <draw:frame draw:style-name="gr28" draw:text-style-name="P40" draw:layer="layout" svg:width="3cm" svg:height="0.747cm" svg:x="11.589cm" svg:y="14.462cm">
          <draw:text-box>
            <text:p text:style-name="P39"><text:span text:style-name="T19">hosp. </text:span><text:span text:style-name="T20">rate</text:span></text:p>
          </draw:text-box>
        </draw:frame>
        <draw:frame draw:style-name="gr28" draw:text-style-name="P42" draw:layer="layout" svg:width="3.749cm" svg:height="0.747cm" svg:x="16.113cm" svg:y="14.014cm">
          <draw:text-box>
            <text:p text:style-name="P41"><text:span text:style-name="T12">critical </text:span><text:span text:style-name="T12">rate</text:span></text:p>
          </draw:text-box>
        </draw:frame>
        <draw:frame draw:style-name="gr29" draw:text-style-name="P34" draw:layer="layout" svg:width="4.998cm" svg:height="0.747cm" svg:x="4.195cm" svg:y="20.061cm">
          <draw:text-box>
            <text:p text:style-name="P33"><text:span text:style-name="T12">1 / carrier </text:span><text:span text:style-name="T21">period</text:span></text:p>
          </draw:text-box>
        </draw:frame>
        <draw:frame draw:style-name="gr29" draw:text-style-name="P44" draw:layer="layout" svg:width="4.998cm" svg:height="0.747cm" svg:x="9.302cm" svg:y="19.934cm">
          <draw:text-box>
            <text:p text:style-name="P43"><text:span text:style-name="T12">1 </text:span><text:span text:style-name="T12">/ </text:span><text:span text:style-name="T12">ea</text:span><text:span text:style-name="T12">sy </text:span><text:span text:style-name="T21">pe</text:span><text:span text:style-name="T21">ri</text:span><text:span text:style-name="T21">od</text:span></text:p>
          </draw:text-box>
        </draw:frame>
        <draw:frame draw:style-name="gr29" draw:text-style-name="P40" draw:layer="layout" svg:width="4.998cm" svg:height="0.747cm" svg:x="14.602cm" svg:y="19.935cm">
          <draw:text-box>
            <text:p text:style-name="P39"><text:span text:style-name="T19">1 </text:span><text:span text:style-name="T19">/ </text:span><text:span text:style-name="T19">ho</text:span><text:span text:style-name="T19">sp</text:span><text:span text:style-name="T19">. </text:span><text:span text:style-name="T20">pe</text:span><text:span text:style-name="T20">ri</text:span><text:span text:style-name="T20">od</text:span></text:p>
          </draw:text-box>
        </draw:frame>
        <draw:frame draw:style-name="gr28" draw:text-style-name="P46" draw:layer="layout" svg:width="5.247cm" svg:height="0.747cm" svg:x="19.814cm" svg:y="19.915cm">
          <draw:text-box>
            <text:p text:style-name="P45"><text:span text:style-name="T16">1 </text:span><text:span text:style-name="T16">/ </text:span><text:span text:style-name="T21">c</text:span><text:span text:style-name="T21">r</text:span><text:span text:style-name="T21">i</text:span><text:span text:style-name="T21">t</text:span><text:span text:style-name="T21">i</text:span><text:span text:style-name="T21">c</text:span><text:span text:style-name="T21">a</text:span><text:span text:style-name="T21">l</text:span><text:span text:style-name="T16"> </text:span><text:span text:style-name="T16">p</text:span><text:span text:style-name="T16">e</text:span><text:span text:style-name="T16">r</text:span><text:span text:style-name="T16">i</text:span><text:span text:style-name="T16">o</text:span><text:span text:style-name="T16">d</text:span></text:p>
          </draw:text-box>
        </draw:frame>
        <draw:frame draw:style-name="gr28" draw:text-style-name="P48" draw:layer="layout" svg:width="3.499cm" svg:height="1.243cm" svg:x="16.078cm" svg:y="21.382cm">
          <draw:text-box>
            <text:p text:style-name="P47"><text:span text:style-name="T12">critical</text:span></text:p>
            <text:p text:style-name="P47"><text:span text:style-name="T12">recover rate</text:span></text:p>
          </draw:text-box>
        </draw:frame>
        <draw:frame draw:style-name="gr28" draw:text-style-name="P48" draw:layer="layout" svg:width="3.499cm" svg:height="1.243cm" svg:x="16.135cm" svg:y="23.695cm">
          <draw:text-box>
            <text:p text:style-name="P47"><text:span text:style-name="T12">l</text:span><text:span text:style-name="T12">a</text:span><text:span text:style-name="T12">c</text:span><text:span text:style-name="T12">k </text:span><text:span text:style-name="T12">o</text:span><text:span text:style-name="T12">f </text:span><text:span text:style-name="T12">c</text:span><text:span text:style-name="T12">a</text:span><text:span text:style-name="T12">r</text:span><text:span text:style-name="T12">e</text:span></text:p>
            <text:p text:style-name="P47"><text:span text:style-name="T12">r</text:span><text:span text:style-name="T12">e</text:span><text:span text:style-name="T12">c</text:span><text:span text:style-name="T12">o</text:span><text:span text:style-name="T12">v</text:span><text:span text:style-name="T12">e</text:span><text:span text:style-name="T12">r </text:span><text:span text:style-name="T21">r</text:span><text:span text:style-name="T21">a</text:span><text:span text:style-name="T21">t</text:span><text:span text:style-name="T21">e</text:span></text:p>
          </draw:text-box>
        </draw:frame>
        <draw:frame draw:style-name="gr30" draw:text-style-name="P50" draw:layer="layout" svg:width="3.749cm" svg:height="1.243cm" svg:x="19.923cm" svg:y="25.192cm">
          <draw:text-box>
            <text:p text:style-name="P49"><text:span text:style-name="T22">c</text:span><text:span text:style-name="T22">r</text:span><text:span text:style-name="T22">i</text:span><text:span text:style-name="T22">t</text:span><text:span text:style-name="T22">i</text:span><text:span text:style-name="T22">c</text:span><text:span text:style-name="T22">a</text:span><text:span text:style-name="T22">l</text:span><text:span text:style-name="T22"><text:line-break/></text:span><text:span text:style-name="T23">f</text:span><text:span text:style-name="T23">a</text:span><text:span text:style-name="T23">t</text:span><text:span text:style-name="T23">a</text:span><text:span text:style-name="T23">l</text:span><text:span text:style-name="T23">i</text:span><text:span text:style-name="T23">t</text:span><text:span text:style-name="T23">y</text:span><text:span text:style-name="T22"> </text:span><text:span text:style-name="T22">r</text:span><text:span text:style-name="T22">a</text:span><text:span text:style-name="T22">t</text:span><text:span text:style-name="T22">e</text:span></text:p>
          </draw:text-box>
        </draw:frame>
        <draw:frame draw:style-name="gr28" draw:text-style-name="P50" draw:layer="layout" svg:width="3.749cm" svg:height="1.243cm" svg:x="25.003cm" svg:y="25.192cm">
          <draw:text-box>
            <text:p text:style-name="P49"><text:span text:style-name="T22">lack of care</text:span><text:span text:style-name="T22"><text:line-break/></text:span><text:span text:style-name="T23">fatality</text:span><text:span text:style-name="T22"> </text:span><text:span text:style-name="T23">rate</text:span></text:p>
          </draw:text-box>
        </draw:frame>
        <draw:custom-shape draw:style-name="gr6" draw:text-style-name="P12" xml:id="id4" draw:id="id4" draw:layer="layout" svg:width="4.953cm" svg:height="1.778cm" svg:x="12.118cm" svg:y="10.783cm">
          <text:p text:style-name="P11"><text:span text:style-name="T7">infectious</text:span><text:span text:style-name="T7"><text:line-break/></text:span><text:span text:style-name="T8"> sympto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1" draw:layer="layout" draw:type="line" svg:x1="14.594cm" svg:y1="12.561cm" svg:x2="14.617cm" svg:y2="13.763cm" draw:start-shape="id4" draw:start-glue-point="2" draw:end-shape="id5" draw:end-glue-point="4" svg:d="M14594 12561l23 1202" svg:viewBox="0 0 24 1203">
          <text:p/>
        </draw:connector>
        <draw:connector draw:style-name="gr13" draw:text-style-name="P21" draw:layer="layout" draw:type="line" svg:x1="14.612cm" svg:y1="9.526cm" svg:x2="14.591cm" svg:y2="10.77cm" svg:d="M14612 9526l-21 1244" svg:viewBox="0 0 22 1245">
          <text:p/>
        </draw:connector>
        <draw:frame draw:style-name="gr28" draw:text-style-name="P44" draw:layer="layout" svg:width="6.496cm" svg:height="0.747cm" svg:x="14.73cm" svg:y="12.684cm">
          <draw:text-box>
            <text:p text:style-name="P43"><text:span text:style-name="T12">1 </text:span><text:span text:style-name="T12">/ </text:span><text:span text:style-name="T12">p</text:span><text:span text:style-name="T12">r</text:span><text:span text:style-name="T12">e</text:span><text:span text:style-name="T12">-</text:span><text:span text:style-name="T12">i</text:span><text:span text:style-name="T12">s</text:span><text:span text:style-name="T12">o</text:span><text:span text:style-name="T12">l</text:span><text:span text:style-name="T12">a</text:span><text:span text:style-name="T12">t</text:span><text:span text:style-name="T12">i</text:span><text:span text:style-name="T12">o</text:span><text:span text:style-name="T12">n </text:span><text:span text:style-name="T12">p</text:span><text:span text:style-name="T12">e</text:span><text:span text:style-name="T12">r</text:span><text:span text:style-name="T12">i</text:span><text:span text:style-name="T12">o</text:span><text:span text:style-name="T12">d</text:span></text:p>
          </draw:text-box>
        </draw:frame>
        <draw:custom-shape draw:style-name="gr4" draw:text-style-name="P8" xml:id="id10" draw:id="id10" draw:layer="layout" svg:width="4.953cm" svg:height="1.778cm" svg:x="12.152cm" svg:y="15.283cm">
          <text:p text:style-name="P7"><text:span text:style-name="T4">infectious</text:span><text:span text:style-name="T4"><text:line-break/></text:span><text:span text:style-name="T5">waiting hos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1" draw:layer="layout" draw:type="line" svg:x1="14.628cm" svg:y1="17.061cm" svg:x2="14.628cm" svg:y2="18.182cm" draw:start-shape="id10" draw:start-glue-point="2" draw:end-shape="id13" draw:end-glue-point="0" svg:d="M14628 17061v1121" svg:viewBox="0 0 1 1122">
          <text:p/>
        </draw:connector>
        <draw:custom-shape draw:style-name="gr5" draw:text-style-name="P10" xml:id="id8" draw:id="id8" draw:layer="layout" svg:width="4.953cm" svg:height="1.778cm" svg:x="17.386cm" svg:y="15.283cm">
          <text:p text:style-name="P9"><text:span text:style-name="T4">infectious</text:span><text:span text:style-name="T4"><text:line-break/></text:span><text:span text:style-name="T6">waiting crit. c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21" draw:layer="layout" draw:type="line" svg:x1="19.862cm" svg:y1="17.061cm" svg:x2="19.862cm" svg:y2="18.182cm" draw:start-shape="id8" draw:start-glue-point="2" draw:end-shape="id14" draw:end-glue-point="0" svg:d="M19862 17061v1121" svg:viewBox="0 0 1 1122">
          <text:p/>
        </draw:connector>
        <draw:frame draw:style-name="gr29" draw:text-style-name="P40" draw:layer="layout" svg:width="4.998cm" svg:height="0.747cm" svg:x="14.802cm" svg:y="17.136cm">
          <draw:text-box>
            <text:p text:style-name="P39"><text:span text:style-name="T19">1 </text:span><text:span text:style-name="T19">/ </text:span><text:span text:style-name="T19">wa</text:span><text:span text:style-name="T19">it </text:span><text:span text:style-name="T19">pe</text:span><text:span text:style-name="T19">ri</text:span><text:span text:style-name="T19">od</text:span></text:p>
          </draw:text-box>
        </draw:frame>
        <draw:custom-shape draw:style-name="gr10" draw:text-style-name="P20" xml:id="id16" draw:id="id16" draw:layer="layout" svg:width="4.953cm" svg:height="1.778cm" svg:x="11.19cm" svg:y="21.89cm">
          <text:p text:style-name="P19"><text:span text:style-name="T4">recovering</text:span><text:span text:style-name="T4"><text:line-break/></text:span><text:span text:style-name="T24">after critical c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18" draw:id="id18" draw:layer="layout" svg:width="4.953cm" svg:height="1.778cm" svg:x="11.19cm" svg:y="24.049cm">
          <text:p text:style-name="P19"><text:span text:style-name="T4">r</text:span><text:span text:style-name="T4">e</text:span><text:span text:style-name="T4">c</text:span><text:span text:style-name="T4">o</text:span><text:span text:style-name="T4">v</text:span><text:span text:style-name="T4">e</text:span><text:span text:style-name="T4">ri</text:span><text:span text:style-name="T4">n</text:span><text:span text:style-name="T4">g</text:span><text:span text:style-name="T4"><text:line-break/></text:span><text:span text:style-name="T24">aft</text:span><text:span text:style-name="T24">er </text:span><text:span text:style-name="T24">la</text:span><text:span text:style-name="T24">ck </text:span><text:span text:style-name="T24">of </text:span><text:span text:style-name="T24">ca</text:span><text:span text:style-name="T24">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21" draw:layer="layout" svg:x1="19.67cm" svg:y1="22.769cm" svg:x2="16.143cm" svg:y2="22.779cm" draw:start-shape="id15" draw:start-glue-point="6" draw:end-shape="id16" draw:end-glue-point="1" svg:d="M19670 22769h-1777v10h-1750" svg:viewBox="0 0 3528 11">
          <text:p/>
        </draw:connector>
        <draw:connector draw:style-name="gr24" draw:text-style-name="P21" draw:layer="layout" draw:line-skew="-2.351cm" svg:x1="11.19cm" svg:y1="24.938cm" svg:x2="5.189cm" svg:y2="23.285cm" draw:start-shape="id18" draw:start-glue-point="3" draw:end-shape="id11" draw:end-glue-point="9" svg:d="M11190 24938h-5237v-1653h-764" svg:viewBox="0 0 6002 1654">
          <text:p/>
        </draw:connector>
        <draw:frame draw:style-name="gr33" draw:text-style-name="P48" draw:layer="layout" svg:width="5.461cm" svg:height="0.762cm" svg:x="5.953cm" svg:y="23.479cm">
          <draw:text-box>
            <text:p text:style-name="P47"><text:span text:style-name="T25">1 / </text:span><text:span text:style-name="T26">recovery</text:span><text:span text:style-name="T25"> </text:span><text:span text:style-name="T25">period</text:span></text:p>
          </draw:text-box>
        </draw:frame>
        <draw:connector draw:style-name="gr34" draw:text-style-name="P21" draw:layer="layout" draw:type="curve" svg:x1="12.139cm" svg:y1="8.65cm" svg:x2="5.191cm" svg:y2="5.953cm" draw:start-shape="id3" draw:start-glue-point="3" draw:end-shape="id21" draw:end-glue-point="6" svg:d="M12139 8650c-4632 0-6948-899-6948-2697" svg:viewBox="0 0 6949 2698">
          <text:p/>
        </draw:connector>
        <draw:custom-shape draw:style-name="gr35" draw:text-style-name="P52" xml:id="id21" draw:id="id21" draw:layer="layout" svg:width="4.572cm" svg:height="2.159cm" svg:x="2.905cm" svg:y="3.794cm">
          <text:p text:style-name="P51">infection<text:line-break/>sources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4" draw:text-style-name="P21" draw:layer="layout" draw:type="curve" svg:x1="12.118cm" svg:y1="11.672cm" svg:x2="5.191cm" svg:y2="5.953cm" draw:start-shape="id4" draw:start-glue-point="3" draw:end-shape="id21" draw:end-glue-point="6" svg:d="M12118 11672c-4618 0-6927-1906-6927-5719" svg:viewBox="0 0 6928 5720">
          <text:p/>
        </draw:connector>
        <draw:connector draw:style-name="gr34" draw:text-style-name="P21" draw:layer="layout" draw:type="curve" draw:line-skew="0cm -3.428cm" svg:x1="1.711cm" svg:y1="19.071cm" svg:x2="5.191cm" svg:y2="5.953cm" draw:start-shape="id6" draw:start-glue-point="3" draw:end-shape="id21" draw:end-glue-point="6" svg:d="M1711 19071c-792 0-660-5201 408-7462s3072-1581 3072-5656" svg:viewBox="0 0 3989 13119">
          <text:p/>
        </draw:connector>
        <draw:connector draw:style-name="gr36" draw:text-style-name="P21" draw:layer="layout" draw:type="curve" svg:x1="7.477cm" svg:y1="4.874cm" svg:x2="14.588cm" svg:y2="4.39cm" draw:start-shape="id21" draw:start-glue-point="7" draw:end-shape="id22" draw:end-glue-point="0" svg:d="M7477 4874c5257 0 1702-484 7111-484" svg:viewBox="0 0 7112 48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cript" svg:font-family="'Liberation Script'"/>
    <style:font-face style:name="Monoscript" svg:font-family="Monoscript"/>
    <style:font-face style:name="Liberation Sans Serif" svg:font-family="'Liberation Sans Serif'" style:font-family-generic="swiss"/>
    <style:font-face style:name="Ubuntu Mono" svg:font-family="'Ubuntu Mono'" style:font-pitch="fixed"/>
    <style:font-face style:name="Aleyna" svg:font-family="Aleyn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Half_20_Arrow_20_Right" draw:display-name="Half Arrow Right" svg:viewBox="0 0 10 15" svg:d="M0 0zM5 0l5 15h-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eversed_20_Arrow" draw:display-name="Reversed Arrow" svg:viewBox="0 0 20 30" svg:d="M10 30l-10-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33.1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30T17:30:32.182363340</meta:creation-date>
    <dc:date>2020-03-31T15:53:10.443742105</dc:date>
    <meta:editing-duration>PT17H17M9S</meta:editing-duration>
    <meta:editing-cycles>14</meta:editing-cycles>
    <meta:generator>LibreOffice/6.3.4.2$Linux_X86_64 LibreOffice_project/30$Build-2</meta:generator>
    <meta:document-statistic meta:object-count="69"/>
  </office:meta>
</office:document-meta>
</file>